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2.9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34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61">
          <table:error-message table:message-type="stop" table:display="true"/>
        </table:content-validation>
        <table:content-validation table:name="val5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78">
          <table:error-message table:message-type="stop" table:display="true"/>
        </table:content-validation>
        <table:content-validation table:name="val6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7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8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9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10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  <table:content-validation table:name="val11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12" table:condition="of:cell-content-is-in-list(&quot;Yes&quot;;&quot;No&quot;)" table:allow-empty-cell="false" table:display-list="unsorted" table:base-cell-address="ELSE.AA78">
          <table:error-message table:message-type="stop" table:display="true"/>
        </table:content-validation>
        <table:content-validation table:name="val13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14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13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4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RELIC</text:p>
          </table:table-cell>
          <table:table-cell/>
          <table:table-cell table:style-name="Default" table:number-columns-repeated="2"/>
          <table:table-cell table:style-name="ce27" table:content-validation-name="val1" office:value-type="string" calcext:value-type="string">
            <text:p>Neutral Gaia Convertible</text:p>
          </table:table-cell>
          <table:table-cell table:style-name="ce4" table:number-columns-repeated="8"/>
          <table:table-cell table:style-name="ce27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None</text:p>
          </table:table-cell>
          <table:table-cell table:style-name="ce4" table:number-columns-repeated="6"/>
          <table:table-cell table:style-name="ce15"/>
          <table:table-cell table:style-name="ce4"/>
          <table:table-cell table:style-name="ce7"/>
          <table:table-cell table:style-name="ce20"/>
          <table:table-cell table:style-name="ce27" table:content-validation-name="val10" office:value-type="string" calcext:value-type="string">
            <text:p>No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table:content-validation-name="val13" office:value-type="string" calcext:value-type="string">
            <text:p>Inside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content-validation-name="val14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office:value-type="string" calcext:value-type="string">
            <text:p>TOWN_CENTER</text:p>
          </table:table-cell>
          <table:table-cell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7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SHORE_FISH</text:p>
          </table:table-cell>
          <table:table-cell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7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7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7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2</text:p>
          </table:table-cell>
          <table:table-cell table:style-name="ce27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27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7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7];[.$A$8])" office:value-type="string" office:string-value="3,4" calcext:value-type="string">
            <text:p>3,4</text:p>
          </table:table-cell>
          <table:table-cell table:style-name="ce20" office:value-type="string" calcext:value-type="string">
            <text:p>2,2</text:p>
          </table:table-cell>
          <table:table-cell table:style-name="ce27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</text:p>
          </table:table-cell>
          <table:table-cell office:value-type="string" calcext:value-type="string">
            <text:p>SEA_ROCKS_1</text:p>
          </table:table-cell>
          <table:table-cell table:number-columns-repeated="3"/>
          <table:table-cell table:style-name="ce27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7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2</text:p>
          </table:table-cell>
          <table:table-cell table:style-name="ce27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office:value-type="string" calcext:value-type="string">
            <text:p>SEA_ROCKS_2</text:p>
          </table:table-cell>
          <table:table-cell table:number-columns-repeated="3"/>
          <table:table-cell table:style-name="ce27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7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7];[.$A$10])" office:value-type="string" office:string-value="3,6" calcext:value-type="string">
            <text:p>3,6</text:p>
          </table:table-cell>
          <table:table-cell table:style-name="ce20" office:value-type="string" calcext:value-type="string">
            <text:p>2,2</text:p>
          </table:table-cell>
          <table:table-cell table:style-name="ce27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7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7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V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20"/>
          <table:table-cell table:style-name="ce27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27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7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V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12])" office:value-type="string" office:string-value="8" calcext:value-type="string">
            <text:p>8</text:p>
          </table:table-cell>
          <table:table-cell table:style-name="ce20" office:value-type="string" calcext:value-type="string">
            <text:p>8</text:p>
          </table:table-cell>
          <table:table-cell table:style-name="ce27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7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7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12:.$A$13])" office:value-type="string" office:string-value="8,9" calcext:value-type="string">
            <text:p>8,9</text:p>
          </table:table-cell>
          <table:table-cell table:style-name="ce20" office:value-type="string" calcext:value-type="string">
            <text:p>8</text:p>
          </table:table-cell>
          <table:table-cell table:style-name="ce27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27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7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12:.$A$14])" office:value-type="string" office:string-value="8,9,10" calcext:value-type="string">
            <text:p>8,9,10</text:p>
          </table:table-cell>
          <table:table-cell table:style-name="ce20" office:value-type="string" calcext:value-type="string">
            <text:p>8</text:p>
          </table:table-cell>
          <table:table-cell table:style-name="ce27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office:value-type="string" calcext:value-type="string">
            <text:p>DLC_SAVANNAHPATCH</text:p>
          </table:table-cell>
          <table:table-cell table:number-columns-repeated="3"/>
          <table:table-cell table:style-name="ce12" table:content-validation-name="val3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7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3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6];[.$A$16])" office:value-type="string" office:string-value="2,12" calcext:value-type="string">
            <text:p>2,12</text:p>
          </table:table-cell>
          <table:table-cell table:style-name="ce4" office:value-type="float" office:value="2" calcext:value-type="float">
            <text:p>2</text:p>
          </table:table-cell>
          <table:table-cell table:style-name="ce27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2" table:content-validation-name="val3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6];[.$A$16:.$A$17])" office:value-type="string" office:string-value="2,12,13" calcext:value-type="string">
            <text:p>2,12,13</text:p>
          </table:table-cell>
          <table:table-cell table:style-name="ce4" office:value-type="float" office:value="2" calcext:value-type="float">
            <text:p>2</text:p>
          </table:table-cell>
          <table:table-cell table:style-name="ce27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7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6];[.$A$16:.$A$18])" office:value-type="string" office:string-value="2,12,13,14" calcext:value-type="string">
            <text:p>2,12,13,14</text:p>
          </table:table-cell>
          <table:table-cell table:style-name="ce20" office:value-type="string" calcext:value-type="string">
            <text:p>2</text:p>
          </table:table-cell>
          <table:table-cell table:style-name="ce27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7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6];[.$A$16:.$A$19])" office:value-type="string" office:string-value="2,12,13,14,15" calcext:value-type="string">
            <text:p>2,12,13,14,15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7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6];[.$A$16:.$A$20])" office:value-type="string" office:string-value="2,12,13,14,15,16" calcext:value-type="string">
            <text:p>2,12,13,14,15,16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7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6];[.$A$16:.$A$21])" office:value-type="string" office:string-value="2,12,13,14,15,16,17" calcext:value-type="string">
            <text:p>2,12,13,14,15,16,17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7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6];[.$A$16:.$A$23])" office:value-type="string" office:string-value="2,12,13,14,15,16,17,18,19" calcext:value-type="string">
            <text:p>2,12,13,14,15,16,17,18,19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7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6];[.$A$16:.$A$24])" office:value-type="string" office:string-value="2,12,13,14,15,16,17,18,19,20" calcext:value-type="string">
            <text:p>2,12,13,14,15,16,17,18,19,20</text:p>
          </table:table-cell>
          <table:table-cell table:style-name="ce20" office:value-type="string" calcext:value-type="string">
            <text:p>2</text:p>
          </table:table-cell>
          <table:table-cell table:style-name="ce27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7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6];[.$A$16:.$A$25])" office:value-type="string" office:string-value="2,12,13,14,15,16,17,18,19,20,21" calcext:value-type="string">
            <text:p>2,12,13,14,15,16,17,18,19,20,21</text:p>
          </table:table-cell>
          <table:table-cell table:style-name="ce25" office:value-type="string" calcext:value-type="string">
            <text:p>2</text:p>
          </table:table-cell>
          <table:table-cell table:style-name="ce27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7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6];[.$A$16:.$A$26])" office:value-type="string" office:string-value="2,12,13,14,15,16,17,18,19,20,21,22" calcext:value-type="string">
            <text:p>2,12,13,14,15,16,17,18,19,20,21,22</text:p>
          </table:table-cell>
          <table:table-cell table:style-name="ce20" office:value-type="string" calcext:value-type="string">
            <text:p>2</text:p>
          </table:table-cell>
          <table:table-cell table:style-name="ce27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27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 office:value-type="string" calcext:value-type="string">
            <text:p>DLC_ROCK</text:p>
          </table:table-cell>
          <table:table-cell table:style-name="ce4" office:value-type="string" calcext:value-type="string">
            <text:p>ROAD</text:p>
          </table:table-cell>
          <table:table-cell table:style-name="ce4" table:number-columns-repeated="3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27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7" office:value-type="string" calcext:value-type="string">
            <text:p>TEMPLE_RUIN</text:p>
          </table:table-cell>
          <table:table-cell table:style-name="ce10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6];[.$A$7];[.$A$27])" office:value-type="string" office:string-value="2,3,23" calcext:value-type="string">
            <text:p>2,3,23</text:p>
          </table:table-cell>
          <table:table-cell table:style-name="ce4" office:value-type="string" calcext:value-type="string">
            <text:p>24,24,4</text:p>
          </table:table-cell>
          <table:table-cell table:style-name="ce27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0" office:value-type="string" calcext:value-type="string">
            <text:p>ON_GRID</text:p>
          </table:table-cell>
          <table:table-cell table:style-name="ce10"/>
          <table:table-cell table:style-name="ce7" office:value-type="string" calcext:value-type="string">
            <text:p>ROMAN_RUINS</text:p>
          </table:table-cell>
          <table:table-cell table:style-name="ce10"/>
          <table:table-cell table:style-name="ce29" table:content-validation-name="val1" office:value-type="string" calcext:value-type="string">
            <text:p>Neutral Gaia Convertible</text:p>
          </table:table-cell>
          <table:table-cell table:style-name="ce7" table:number-columns-repeated="4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29" table:content-validation-name="val6" office:value-type="string" calcext:value-type="string">
            <text:p>Loose</text:p>
          </table:table-cell>
          <table:table-cell table:style-name="ce29" table:content-validation-name="val8" office:value-type="string" calcext:value-type="string">
            <text:p>Map Size</text:p>
          </table:table-cell>
          <table:table-cell table:style-name="ce7" table:number-columns-repeated="5"/>
          <table:table-cell table:style-name="ce7" office:value-type="float" office:value="72" calcext:value-type="float">
            <text:p>72</text:p>
          </table:table-cell>
          <table:table-cell table:style-name="ce7" table:number-columns-repeated="2"/>
          <table:table-cell table:style-name="ce7" table:formula="of:=COM.MICROSOFT.TEXTJOIN(&quot;,&quot;;1;[.$A$6];[.$A$7];[.$A$27:.$A$28])" office:value-type="string" office:string-value="2,3,23,24" calcext:value-type="string">
            <text:p>2,3,23,24</text:p>
          </table:table-cell>
          <table:table-cell table:style-name="ce6" office:value-type="string" calcext:value-type="string">
            <text:p>24,24,3,24</text:p>
          </table:table-cell>
          <table:table-cell table:style-name="ce29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STATUE_COLUMN</text:p>
          </table:table-cell>
          <table:table-cell office:value-type="float" office:value="1322" calcext:value-type="float">
            <text:p>1322</text:p>
          </table:table-cell>
          <table:table-cell table:style-name="Default" table:number-columns-repeated="2"/>
          <table:table-cell table:style-name="ce27" table:content-validation-name="val1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7" table:content-validation-name="val6" office:value-type="string" calcext:value-type="string">
            <text:p>Tight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6];[.$A$7];[.$A$27:.$A$29])" office:value-type="string" office:string-value="2,3,23,24,25" calcext:value-type="string">
            <text:p>2,3,23,24,25</text:p>
          </table:table-cell>
          <table:table-cell table:style-name="ce20" office:value-type="string" calcext:value-type="string">
            <text:p>24,24,3,24,24</text:p>
          </table:table-cell>
          <table:table-cell table:style-name="ce27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8" office:value-type="string" calcext:value-type="string">
            <text:p>27</text:p>
          </table:table-cell>
          <table:table-cell table:style-name="ce21" office:value-type="string" calcext:value-type="string">
            <text:p>RELIC</text:p>
          </table:table-cell>
          <table:table-cell table:style-name="ce22"/>
          <table:table-cell table:style-name="ce26" table:number-columns-repeated="2"/>
          <table:table-cell table:style-name="ce30" table:content-validation-name="val1" office:value-type="string" calcext:value-type="string">
            <text:p>Neutral Gaia Convertible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30" table:content-validation-name="val6" office:value-type="string" calcext:value-type="string">
            <text:p>Loose</text:p>
          </table:table-cell>
          <table:table-cell table:style-name="ce30" table:content-validation-name="val8" office:value-type="string" calcext:value-type="string">
            <text:p>Map Size</text:p>
          </table:table-cell>
          <table:table-cell table:style-name="ce21"/>
          <table:table-cell table:style-name="ce21" office:value-type="string" calcext:value-type="string">
            <text:p>DIRT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4" calcext:value-type="float">
            <text:p>24</text:p>
          </table:table-cell>
          <table:table-cell table:style-name="ce21" table:number-columns-repeated="2"/>
          <table:table-cell table:style-name="ce21" table:formula="of:=COM.MICROSOFT.TEXTJOIN(&quot;,&quot;;1;[.$A$6])" office:value-type="string" office:string-value="2" calcext:value-type="string">
            <text:p>2</text:p>
          </table:table-cell>
          <table:table-cell table:style-name="ce34" office:value-type="string" calcext:value-type="string">
            <text:p>32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13"/>
          <table:table-cell table:style-name="ce21" table:number-columns-repeated="2"/>
          <table:table-cell table:style-name="ce21" table:content-validation-name="val14"/>
          <table:table-cell table:style-name="ce22" table:number-columns-repeated="989"/>
        </table:table-row>
        <table:table-row table:style-name="ro3">
          <table:table-cell table:style-name="ce8" office:value-type="string" calcext:value-type="string">
            <text:p>28</text:p>
          </table:table-cell>
          <table:table-cell table:style-name="ce21" office:value-type="string" calcext:value-type="string">
            <text:p>RELIC</text:p>
          </table:table-cell>
          <table:table-cell table:style-name="ce22"/>
          <table:table-cell table:style-name="ce26" table:number-columns-repeated="2"/>
          <table:table-cell table:style-name="ce30" table:content-validation-name="val1" office:value-type="string" calcext:value-type="string">
            <text:p>Neutral Gaia Convertible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30" table:content-validation-name="val6" office:value-type="string" calcext:value-type="string">
            <text:p>Loose</text:p>
          </table:table-cell>
          <table:table-cell table:style-name="ce30" table:content-validation-name="val8" office:value-type="string" calcext:value-type="string">
            <text:p>None</text:p>
          </table:table-cell>
          <table:table-cell table:style-name="ce21"/>
          <table:table-cell table:style-name="ce21" office:value-type="string" calcext:value-type="string">
            <text:p>DIRT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table:formula="of:=COM.MICROSOFT.TEXTJOIN(&quot;,&quot;;1;[.$A$6];[.$A$31])" office:value-type="string" office:string-value="2,27" calcext:value-type="string">
            <text:p>2,27</text:p>
          </table:table-cell>
          <table:table-cell table:style-name="ce34" office:value-type="string" calcext:value-type="string">
            <text:p>32,24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13"/>
          <table:table-cell table:style-name="ce21" table:number-columns-repeated="2"/>
          <table:table-cell table:style-name="ce21" table:content-validation-name="val14"/>
          <table:table-cell table:style-name="ce22" table:number-columns-repeated="989"/>
        </table:table-row>
        <table:table-row table:style-name="ro4">
          <table:table-cell table:style-name="ce8" office:value-type="string" calcext:value-type="string">
            <text:p>29</text:p>
          </table:table-cell>
          <table:table-cell table:style-name="ce21" office:value-type="string" calcext:value-type="string">
            <text:p>RELIC</text:p>
          </table:table-cell>
          <table:table-cell table:style-name="ce22"/>
          <table:table-cell table:style-name="ce26" table:number-columns-repeated="2"/>
          <table:table-cell table:style-name="ce30" table:content-validation-name="val1" office:value-type="string" calcext:value-type="string">
            <text:p>Neutral Gaia Convertible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30" table:content-validation-name="val6" office:value-type="string" calcext:value-type="string">
            <text:p>Loose</text:p>
          </table:table-cell>
          <table:table-cell table:style-name="ce30" table:content-validation-name="val8" office:value-type="string" calcext:value-type="string">
            <text:p>None</text:p>
          </table:table-cell>
          <table:table-cell table:style-name="ce21"/>
          <table:table-cell table:style-name="ce21" office:value-type="string" calcext:value-type="string">
            <text:p>DIRT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table:formula="of:=COM.MICROSOFT.TEXTJOIN(&quot;,&quot;;1;[.$A$6];[.$A$31:.$A$32])" office:value-type="string" office:string-value="2,27,28" calcext:value-type="string">
            <text:p>2,27,28</text:p>
          </table:table-cell>
          <table:table-cell table:style-name="ce34" office:value-type="string" calcext:value-type="string">
            <text:p>32,24,24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13"/>
          <table:table-cell table:style-name="ce21" table:number-columns-repeated="2"/>
          <table:table-cell table:style-name="ce21" table:content-validation-name="val14"/>
          <table:table-cell table:style-name="ce22" table:number-columns-repeated="989"/>
        </table:table-row>
        <table:table-row table:style-name="ro4">
          <table:table-cell table:style-name="ce8" office:value-type="string" calcext:value-type="string">
            <text:p>30</text:p>
          </table:table-cell>
          <table:table-cell table:style-name="ce21" office:value-type="string" calcext:value-type="string">
            <text:p>RELIC</text:p>
          </table:table-cell>
          <table:table-cell table:style-name="ce22"/>
          <table:table-cell table:style-name="ce26" table:number-columns-repeated="2"/>
          <table:table-cell table:style-name="ce30" table:content-validation-name="val1" office:value-type="string" calcext:value-type="string">
            <text:p>Neutral Gaia Convertible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30" table:content-validation-name="val6" office:value-type="string" calcext:value-type="string">
            <text:p>Loose</text:p>
          </table:table-cell>
          <table:table-cell table:style-name="ce30" table:content-validation-name="val8" office:value-type="string" calcext:value-type="string">
            <text:p>None</text:p>
          </table:table-cell>
          <table:table-cell table:style-name="ce21"/>
          <table:table-cell table:style-name="ce21" office:value-type="string" calcext:value-type="string">
            <text:p>DIRT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table:formula="of:=COM.MICROSOFT.TEXTJOIN(&quot;,&quot;;1;[.$A$6];[.$A$31:.$A$33])" office:value-type="string" office:string-value="2,27,28,29" calcext:value-type="string">
            <text:p>2,27,28,29</text:p>
          </table:table-cell>
          <table:table-cell table:style-name="ce34" office:value-type="string" calcext:value-type="string">
            <text:p>32,24,24,24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13"/>
          <table:table-cell table:style-name="ce21" table:number-columns-repeated="2"/>
          <table:table-cell table:style-name="ce21" table:content-validation-name="val14"/>
          <table:table-cell table:style-name="ce22" table:number-columns-repeated="989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DLC_ORANGEBUSH</text:p>
          </table:table-cell>
          <table:table-cell table:style-name="ce4" table:number-columns-repeated="3"/>
          <table:table-cell table:style-name="ce27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25" office:value-type="string" calcext:value-type="string">
            <text:p>36</text:p>
          </table:table-cell>
          <table:table-cell table:style-name="ce27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27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6];[.$A$35])" office:value-type="string" office:string-value="2,31" calcext:value-type="string">
            <text:p>2,31</text:p>
          </table:table-cell>
          <table:table-cell table:style-name="ce25" office:value-type="string" calcext:value-type="string">
            <text:p>36,8</text:p>
          </table:table-cell>
          <table:table-cell table:style-name="ce27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7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6];[.$A$35:.$A$36])" office:value-type="string" office:string-value="2,31,32" calcext:value-type="string">
            <text:p>2,31,32</text:p>
          </table:table-cell>
          <table:table-cell table:style-name="ce25" office:value-type="string" calcext:value-type="string">
            <text:p>36,8,8</text:p>
          </table:table-cell>
          <table:table-cell table:style-name="ce27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27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15" table:formula="of:=COM.MICROSOFT.TEXTJOIN(&quot;,&quot;;1;[.$A$6];[.$A$35:.$A$37])" office:value-type="string" office:string-value="2,31,32,33" calcext:value-type="string">
            <text:p>2,31,32,33</text:p>
          </table:table-cell>
          <table:table-cell table:style-name="ce25" office:value-type="string" calcext:value-type="string">
            <text:p>32,12,8,8</text:p>
          </table:table-cell>
          <table:table-cell table:style-name="ce27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HAWK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/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40" calcext:value-type="float">
            <text:p>40</text:p>
          </table:table-cell>
          <table:table-cell table:style-name="ce27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4" office:value-type="string" calcext:value-type="string">
            <text:p>TREE_REED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27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FORAGE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27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5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table:content-validation-name="val7" office:value-type="string" calcext:value-type="string">
            <text:p>Tight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6])" office:value-type="string" office:string-value="1,2" calcext:value-type="string">
            <text:p>1,2</text:p>
          </table:table-cell>
          <table:table-cell table:style-name="ce4" office:value-type="string" calcext:value-type="string">
            <text:p>12,10</text:p>
          </table:table-cell>
          <table:table-cell table:style-name="ce27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4" office:value-type="string" calcext:value-type="string">
            <text:p>GOLD</text:p>
          </table:table-cell>
          <table:table-cell table:style-name="ce13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table:content-validation-name="val7" office:value-type="string" calcext:value-type="string">
            <text:p>Tight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20" calcext:value-type="float">
            <text:p>20</text:p>
          </table:table-cell>
          <table:table-cell table:style-name="ce15" table:formula="of:=COM.MICROSOFT.TEXTJOIN(&quot;,&quot;;1;[.$A$5];[.$A$6];[.$A$42])" office:value-type="string" office:string-value="1,2,38" calcext:value-type="string">
            <text:p>1,2,38</text:p>
          </table:table-cell>
          <table:table-cell table:style-name="ce4" office:value-type="string" calcext:value-type="string">
            <text:p>12,15,12</text:p>
          </table:table-cell>
          <table:table-cell table:style-name="ce27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table:content-validation-name="val7" office:value-type="string" calcext:value-type="string">
            <text:p>Tight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15" table:formula="of:=COM.MICROSOFT.TEXTJOIN(&quot;,&quot;;1;[.$A$5];[.$A$6];[.$A$42:.$A$43])" office:value-type="string" office:string-value="1,2,38,39" calcext:value-type="string">
            <text:p>1,2,38,39</text:p>
          </table:table-cell>
          <table:table-cell table:style-name="ce4" office:value-type="string" calcext:value-type="string">
            <text:p>12,20,12,12</text:p>
          </table:table-cell>
          <table:table-cell table:style-name="ce27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table:content-validation-name="val7" office:value-type="string" calcext:value-type="string">
            <text:p>Tight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15" table:formula="of:=COM.MICROSOFT.TEXTJOIN(&quot;,&quot;;1;[.$A$5];[.$A$6];[.$A$42:.$A$44])" office:value-type="string" office:string-value="1,2,38,39,40" calcext:value-type="string">
            <text:p>1,2,38,39,40</text:p>
          </table:table-cell>
          <table:table-cell table:style-name="ce4" office:value-type="string" calcext:value-type="string">
            <text:p>12,20,12,12,12</text:p>
          </table:table-cell>
          <table:table-cell table:style-name="ce27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7"/>
          <table:table-cell table:style-name="ce16" table:content-validation-name="val7" office:value-type="string" calcext:value-type="string">
            <text:p>Tight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27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6];[.$A$46])" office:value-type="string" office:string-value="2,42" calcext:value-type="string">
            <text:p>2,42</text:p>
          </table:table-cell>
          <table:table-cell table:style-name="ce4" office:value-type="float" office:value="9" calcext:value-type="float">
            <text:p>9</text:p>
          </table:table-cell>
          <table:table-cell table:style-name="ce27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24" calcext:value-type="float">
            <text:p>24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27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7"/>
          <table:table-cell table:style-name="ce16" table:content-validation-name="val7" office:value-type="string" calcext:value-type="string">
            <text:p>Tight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6];[.$A$46])" office:value-type="string" office:string-value="2,42" calcext:value-type="string">
            <text:p>2,42</text:p>
          </table:table-cell>
          <table:table-cell table:style-name="ce4" office:value-type="float" office:value="6" calcext:value-type="float">
            <text:p>6</text:p>
          </table:table-cell>
          <table:table-cell table:style-name="ce27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6];[.$A$46];[.$A$49])" office:value-type="string" office:string-value="2,42,45" calcext:value-type="string">
            <text:p>2,42,45</text:p>
          </table:table-cell>
          <table:table-cell table:style-name="ce4" office:value-type="float" office:value="6" calcext:value-type="float">
            <text:p>6</text:p>
          </table:table-cell>
          <table:table-cell table:style-name="ce27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4" office:value-type="string" calcext:value-type="string">
            <text:p>SCOUT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3" table:number-columns-repeated="4"/>
          <table:table-cell table:style-name="ce4" office:value-type="float" office:value="2" calcext:value-type="float">
            <text:p>2</text:p>
          </table:table-cell>
          <table:table-cell table:style-name="ce13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27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8</text:p>
          </table:table-cell>
          <table:table-cell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DLC_VASES</text:p>
          </table:table-cell>
          <table:table-cell table:style-name="ce4"/>
          <table:table-cell table:style-name="ce27" table:content-validation-name="val1" office:value-type="string" calcext:value-type="string">
            <text:p>Player Assigned Gaia Convertible</text:p>
          </table:table-cell>
          <table:table-cell table:style-name="ce16" table:number-columns-repeated="8"/>
          <table:table-cell table:style-name="ce27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None</text:p>
          </table:table-cell>
          <table:table-cell table:style-name="ce4" table:number-columns-repeated="6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5"/>
          <table:table-cell table:style-name="ce20"/>
          <table:table-cell table:style-name="ce27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2">
          <table:table-cell table:style-name="ce20"/>
          <table:table-cell table:style-name="Default" table:number-columns-repeated="26"/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_RE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2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2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2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13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4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RELIC</text:p>
          </table:table-cell>
          <table:table-cell/>
          <table:table-cell table:style-name="Default" table:number-columns-repeated="2"/>
          <table:table-cell table:style-name="ce27" table:content-validation-name="val1" office:value-type="string" calcext:value-type="string">
            <text:p>Neutral Gaia Convertible</text:p>
          </table:table-cell>
          <table:table-cell table:style-name="ce4" table:number-columns-repeated="8"/>
          <table:table-cell table:style-name="ce27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None</text:p>
          </table:table-cell>
          <table:table-cell table:style-name="ce4" table:number-columns-repeated="6"/>
          <table:table-cell table:style-name="ce15"/>
          <table:table-cell table:style-name="ce4"/>
          <table:table-cell table:style-name="ce7"/>
          <table:table-cell table:style-name="ce20"/>
          <table:table-cell table:style-name="ce27" table:content-validation-name="val10" office:value-type="string" calcext:value-type="string">
            <text:p>No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table:content-validation-name="val13" office:value-type="string" calcext:value-type="string">
            <text:p>Inside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content-validation-name="val14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office:value-type="string" calcext:value-type="string">
            <text:p>OFF_GRID</text:p>
          </table:table-cell>
          <table:table-cell office:value-type="float" office:value="647" calcext:value-type="float">
            <text:p>647</text:p>
          </table:table-cell>
          <table:table-cell table:number-columns-repeated="2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7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SHORE_FISH</text:p>
          </table:table-cell>
          <table:table-cell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7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7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7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2</text:p>
          </table:table-cell>
          <table:table-cell table:style-name="ce27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27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7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7];[.$A$8])" office:value-type="string" office:string-value="3,4" calcext:value-type="string">
            <text:p>3,4</text:p>
          </table:table-cell>
          <table:table-cell table:style-name="ce20" office:value-type="string" calcext:value-type="string">
            <text:p>2,2</text:p>
          </table:table-cell>
          <table:table-cell table:style-name="ce27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</text:p>
          </table:table-cell>
          <table:table-cell office:value-type="string" calcext:value-type="string">
            <text:p>SEA_ROCKS_1</text:p>
          </table:table-cell>
          <table:table-cell table:number-columns-repeated="3"/>
          <table:table-cell table:style-name="ce27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7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2</text:p>
          </table:table-cell>
          <table:table-cell table:style-name="ce27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office:value-type="string" calcext:value-type="string">
            <text:p>SEA_ROCKS_2</text:p>
          </table:table-cell>
          <table:table-cell table:number-columns-repeated="3"/>
          <table:table-cell table:style-name="ce27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7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7];[.$A$10])" office:value-type="string" office:string-value="3,6" calcext:value-type="string">
            <text:p>3,6</text:p>
          </table:table-cell>
          <table:table-cell table:style-name="ce20" office:value-type="string" calcext:value-type="string">
            <text:p>2,2</text:p>
          </table:table-cell>
          <table:table-cell table:style-name="ce27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7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7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V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20"/>
          <table:table-cell table:style-name="ce27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27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7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V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12])" office:value-type="string" office:string-value="8" calcext:value-type="string">
            <text:p>8</text:p>
          </table:table-cell>
          <table:table-cell table:style-name="ce20" office:value-type="string" calcext:value-type="string">
            <text:p>8</text:p>
          </table:table-cell>
          <table:table-cell table:style-name="ce27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7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7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12:.$A$13])" office:value-type="string" office:string-value="8,9" calcext:value-type="string">
            <text:p>8,9</text:p>
          </table:table-cell>
          <table:table-cell table:style-name="ce20" office:value-type="string" calcext:value-type="string">
            <text:p>8</text:p>
          </table:table-cell>
          <table:table-cell table:style-name="ce27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27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7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12:.$A$14])" office:value-type="string" office:string-value="8,9,10" calcext:value-type="string">
            <text:p>8,9,10</text:p>
          </table:table-cell>
          <table:table-cell table:style-name="ce20" office:value-type="string" calcext:value-type="string">
            <text:p>8</text:p>
          </table:table-cell>
          <table:table-cell table:style-name="ce27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office:value-type="string" calcext:value-type="string">
            <text:p>DLC_SAVANNAHPATCH</text:p>
          </table:table-cell>
          <table:table-cell table:style-name="ce4" table:number-columns-repeated="3"/>
          <table:table-cell table:style-name="ce27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7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7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16])" office:value-type="string" office:string-value="12" calcext:value-type="string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27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27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16:.$A$17])" office:value-type="string" office:string-value="12,13" calcext:value-type="string">
            <text:p>12,13</text:p>
          </table:table-cell>
          <table:table-cell table:style-name="ce4" office:value-type="float" office:value="2" calcext:value-type="float">
            <text:p>2</text:p>
          </table:table-cell>
          <table:table-cell table:style-name="ce27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7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16:.$A$18])" office:value-type="string" office:string-value="12,13,14" calcext:value-type="string">
            <text:p>12,13,14</text:p>
          </table:table-cell>
          <table:table-cell table:style-name="ce20" office:value-type="string" calcext:value-type="string">
            <text:p>2</text:p>
          </table:table-cell>
          <table:table-cell table:style-name="ce27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7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6:.$A$19])" office:value-type="string" office:string-value="12,13,14,15" calcext:value-type="string">
            <text:p>12,13,14,15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7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6:.$A$20])" office:value-type="string" office:string-value="12,13,14,15,16" calcext:value-type="string">
            <text:p>12,13,14,15,16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7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6:.$A$21])" office:value-type="string" office:string-value="12,13,14,15,16,17" calcext:value-type="string">
            <text:p>12,13,14,15,16,17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7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6:.$A$23])" office:value-type="string" office:string-value="12,13,14,15,16,17,18,19" calcext:value-type="string">
            <text:p>12,13,14,15,16,17,18,19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7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6:.$A$24])" office:value-type="string" office:string-value="12,13,14,15,16,17,18,19,20" calcext:value-type="string">
            <text:p>12,13,14,15,16,17,18,19,20</text:p>
          </table:table-cell>
          <table:table-cell table:style-name="ce20" office:value-type="string" calcext:value-type="string">
            <text:p>2</text:p>
          </table:table-cell>
          <table:table-cell table:style-name="ce27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7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6:.$A$25])" office:value-type="string" office:string-value="12,13,14,15,16,17,18,19,20,21" calcext:value-type="string">
            <text:p>12,13,14,15,16,17,18,19,20,21</text:p>
          </table:table-cell>
          <table:table-cell table:style-name="ce25" office:value-type="string" calcext:value-type="string">
            <text:p>2</text:p>
          </table:table-cell>
          <table:table-cell table:style-name="ce27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7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6:.$A$26])" office:value-type="string" office:string-value="12,13,14,15,16,17,18,19,20,21,22" calcext:value-type="string">
            <text:p>12,13,14,15,16,17,18,19,20,21,22</text:p>
          </table:table-cell>
          <table:table-cell table:style-name="ce20" office:value-type="string" calcext:value-type="string">
            <text:p>2</text:p>
          </table:table-cell>
          <table:table-cell table:style-name="ce27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27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 office:value-type="string" calcext:value-type="string">
            <text:p>DLC_ROCK</text:p>
          </table:table-cell>
          <table:table-cell table:style-name="ce4" office:value-type="string" calcext:value-type="string">
            <text:p>ROAD</text:p>
          </table:table-cell>
          <table:table-cell table:style-name="ce4" table:number-columns-repeated="3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27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7" office:value-type="string" calcext:value-type="string">
            <text:p>TEMPLE_RUIN</text:p>
          </table:table-cell>
          <table:table-cell table:style-name="ce10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6];[.$A$7];[.$A$27])" office:value-type="string" office:string-value="2,3,23" calcext:value-type="string">
            <text:p>2,3,23</text:p>
          </table:table-cell>
          <table:table-cell table:style-name="ce4" office:value-type="string" calcext:value-type="string">
            <text:p>24,24,4</text:p>
          </table:table-cell>
          <table:table-cell table:style-name="ce27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0" office:value-type="string" calcext:value-type="string">
            <text:p>ON_GRID</text:p>
          </table:table-cell>
          <table:table-cell table:style-name="ce10"/>
          <table:table-cell table:style-name="ce7" office:value-type="string" calcext:value-type="string">
            <text:p>ROMAN_RUINS</text:p>
          </table:table-cell>
          <table:table-cell table:style-name="ce10"/>
          <table:table-cell table:style-name="ce29" table:content-validation-name="val1" office:value-type="string" calcext:value-type="string">
            <text:p>Neutral Gaia Convertible</text:p>
          </table:table-cell>
          <table:table-cell table:style-name="ce7" table:number-columns-repeated="4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29" table:content-validation-name="val6" office:value-type="string" calcext:value-type="string">
            <text:p>Loose</text:p>
          </table:table-cell>
          <table:table-cell table:style-name="ce29" table:content-validation-name="val8" office:value-type="string" calcext:value-type="string">
            <text:p>Map Size</text:p>
          </table:table-cell>
          <table:table-cell table:style-name="ce7" table:number-columns-repeated="5"/>
          <table:table-cell table:style-name="ce7" office:value-type="float" office:value="72" calcext:value-type="float">
            <text:p>72</text:p>
          </table:table-cell>
          <table:table-cell table:style-name="ce7" table:number-columns-repeated="2"/>
          <table:table-cell table:style-name="ce7" table:formula="of:=COM.MICROSOFT.TEXTJOIN(&quot;,&quot;;1;[.$A$6];[.$A$7];[.$A$27:.$A$28])" office:value-type="string" office:string-value="2,3,23,24" calcext:value-type="string">
            <text:p>2,3,23,24</text:p>
          </table:table-cell>
          <table:table-cell table:style-name="ce6" office:value-type="string" calcext:value-type="string">
            <text:p>24,24,3,24</text:p>
          </table:table-cell>
          <table:table-cell table:style-name="ce29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STATUE_COLUMN</text:p>
          </table:table-cell>
          <table:table-cell office:value-type="float" office:value="1322" calcext:value-type="float">
            <text:p>1322</text:p>
          </table:table-cell>
          <table:table-cell table:style-name="Default" table:number-columns-repeated="2"/>
          <table:table-cell table:style-name="ce27" table:content-validation-name="val1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7" table:content-validation-name="val6" office:value-type="string" calcext:value-type="string">
            <text:p>Tight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6];[.$A$7];[.$A$27:.$A$29])" office:value-type="string" office:string-value="2,3,23,24,25" calcext:value-type="string">
            <text:p>2,3,23,24,25</text:p>
          </table:table-cell>
          <table:table-cell table:style-name="ce20" office:value-type="string" calcext:value-type="string">
            <text:p>24,24,3,24,24</text:p>
          </table:table-cell>
          <table:table-cell table:style-name="ce27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21" office:value-type="string" calcext:value-type="string">
            <text:p>RELIC</text:p>
          </table:table-cell>
          <table:table-cell table:style-name="ce22"/>
          <table:table-cell table:style-name="ce26" table:number-columns-repeated="2"/>
          <table:table-cell table:style-name="ce30" table:content-validation-name="val1" office:value-type="string" calcext:value-type="string">
            <text:p>Neutral Gaia Convertible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30" table:content-validation-name="val6" office:value-type="string" calcext:value-type="string">
            <text:p>Loose</text:p>
          </table:table-cell>
          <table:table-cell table:style-name="ce30" table:content-validation-name="val8" office:value-type="string" calcext:value-type="string">
            <text:p>Map Size</text:p>
          </table:table-cell>
          <table:table-cell table:style-name="ce21"/>
          <table:table-cell table:style-name="ce21" office:value-type="string" calcext:value-type="string">
            <text:p>DIRT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4" calcext:value-type="float">
            <text:p>24</text:p>
          </table:table-cell>
          <table:table-cell table:style-name="ce21" table:number-columns-repeated="2"/>
          <table:table-cell table:style-name="ce21" table:formula="of:=COM.MICROSOFT.TEXTJOIN(&quot;,&quot;;1;[.$A$6])" office:value-type="string" office:string-value="2" calcext:value-type="string">
            <text:p>2</text:p>
          </table:table-cell>
          <table:table-cell table:style-name="ce34" office:value-type="string" calcext:value-type="string">
            <text:p>32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21" office:value-type="string" calcext:value-type="string">
            <text:p>RELIC</text:p>
          </table:table-cell>
          <table:table-cell table:style-name="ce22"/>
          <table:table-cell table:style-name="ce26" table:number-columns-repeated="2"/>
          <table:table-cell table:style-name="ce30" table:content-validation-name="val1" office:value-type="string" calcext:value-type="string">
            <text:p>Neutral Gaia Convertible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30" table:content-validation-name="val6" office:value-type="string" calcext:value-type="string">
            <text:p>Loose</text:p>
          </table:table-cell>
          <table:table-cell table:style-name="ce30" table:content-validation-name="val8" office:value-type="string" calcext:value-type="string">
            <text:p>None</text:p>
          </table:table-cell>
          <table:table-cell table:style-name="ce21"/>
          <table:table-cell table:style-name="ce21" office:value-type="string" calcext:value-type="string">
            <text:p>DIRT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table:formula="of:=COM.MICROSOFT.TEXTJOIN(&quot;,&quot;;1;[.$A$6];[.$A$31])" office:value-type="string" office:string-value="2,27" calcext:value-type="string">
            <text:p>2,27</text:p>
          </table:table-cell>
          <table:table-cell table:style-name="ce34" office:value-type="string" calcext:value-type="string">
            <text:p>32,24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21" office:value-type="string" calcext:value-type="string">
            <text:p>RELIC</text:p>
          </table:table-cell>
          <table:table-cell table:style-name="ce22"/>
          <table:table-cell table:style-name="ce26" table:number-columns-repeated="2"/>
          <table:table-cell table:style-name="ce30" table:content-validation-name="val1" office:value-type="string" calcext:value-type="string">
            <text:p>Neutral Gaia Convertible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30" table:content-validation-name="val6" office:value-type="string" calcext:value-type="string">
            <text:p>Loose</text:p>
          </table:table-cell>
          <table:table-cell table:style-name="ce30" table:content-validation-name="val8" office:value-type="string" calcext:value-type="string">
            <text:p>None</text:p>
          </table:table-cell>
          <table:table-cell table:style-name="ce21"/>
          <table:table-cell table:style-name="ce21" office:value-type="string" calcext:value-type="string">
            <text:p>DIRT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table:formula="of:=COM.MICROSOFT.TEXTJOIN(&quot;,&quot;;1;[.$A$6];[.$A$31:.$A$32])" office:value-type="string" office:string-value="2,27,28" calcext:value-type="string">
            <text:p>2,27,28</text:p>
          </table:table-cell>
          <table:table-cell table:style-name="ce34" office:value-type="string" calcext:value-type="string">
            <text:p>32,24,24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21" office:value-type="string" calcext:value-type="string">
            <text:p>RELIC</text:p>
          </table:table-cell>
          <table:table-cell table:style-name="ce22"/>
          <table:table-cell table:style-name="ce26" table:number-columns-repeated="2"/>
          <table:table-cell table:style-name="ce30" table:content-validation-name="val1" office:value-type="string" calcext:value-type="string">
            <text:p>Neutral Gaia Convertible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30" table:content-validation-name="val6" office:value-type="string" calcext:value-type="string">
            <text:p>Loose</text:p>
          </table:table-cell>
          <table:table-cell table:style-name="ce30" table:content-validation-name="val8" office:value-type="string" calcext:value-type="string">
            <text:p>None</text:p>
          </table:table-cell>
          <table:table-cell table:style-name="ce21"/>
          <table:table-cell table:style-name="ce21" office:value-type="string" calcext:value-type="string">
            <text:p>DIRT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table:formula="of:=COM.MICROSOFT.TEXTJOIN(&quot;,&quot;;1;[.$A$6];[.$A$31:.$A$33])" office:value-type="string" office:string-value="2,27,28,29" calcext:value-type="string">
            <text:p>2,27,28,29</text:p>
          </table:table-cell>
          <table:table-cell table:style-name="ce34" office:value-type="string" calcext:value-type="string">
            <text:p>32,24,24,24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DLC_ORANGEBUSH</text:p>
          </table:table-cell>
          <table:table-cell table:style-name="ce4" table:number-columns-repeated="3"/>
          <table:table-cell table:style-name="ce27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/>
          <table:table-cell table:style-name="ce25"/>
          <table:table-cell table:style-name="ce27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27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35])" office:value-type="string" office:string-value="31" calcext:value-type="string">
            <text:p>31</text:p>
          </table:table-cell>
          <table:table-cell table:style-name="ce25" office:value-type="string" calcext:value-type="string">
            <text:p>6</text:p>
          </table:table-cell>
          <table:table-cell table:style-name="ce27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7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35:.$A$36])" office:value-type="string" office:string-value="31,32" calcext:value-type="string">
            <text:p>31,32</text:p>
          </table:table-cell>
          <table:table-cell table:style-name="ce25" office:value-type="string" calcext:value-type="string">
            <text:p>6,6</text:p>
          </table:table-cell>
          <table:table-cell table:style-name="ce27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27" table:content-validation-name="val4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27" table:content-validation-name="val8" office:value-type="string" calcext:value-type="string">
            <text:p>Map Size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35:.$A$37])" office:value-type="string" office:string-value="31,32,33" calcext:value-type="string">
            <text:p>31,32,33</text:p>
          </table:table-cell>
          <table:table-cell table:style-name="ce25" office:value-type="string" calcext:value-type="string">
            <text:p>6,6,6</text:p>
          </table:table-cell>
          <table:table-cell table:style-name="ce27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35:.$A$38])" office:value-type="string" office:string-value="31,32,33,34" calcext:value-type="string">
            <text:p>31,32,33,34</text:p>
          </table:table-cell>
          <table:table-cell table:style-name="ce25" office:value-type="string" calcext:value-type="string">
            <text:p>6,6,6,6</text:p>
          </table:table-cell>
          <table:table-cell table:style-name="ce27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4" office:value-type="string" calcext:value-type="string">
            <text:p>HAWK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/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40" calcext:value-type="float">
            <text:p>40</text:p>
          </table:table-cell>
          <table:table-cell table:style-name="ce27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6" table:number-columns-repeated="4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27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 style:data-style-name="N2" text:time-value="21:43:00.2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3T22:03:44.108000000</dc:date>
    <meta:editing-duration>P23DT21H23M38S</meta:editing-duration>
    <meta:editing-cycles>898</meta:editing-cycles>
    <meta:generator>LibreOffice/7.1.3.2$Windows_X86_64 LibreOffice_project/47f78053abe362b9384784d31a6e56f8511eb1c1</meta:generator>
    <meta:document-statistic meta:table-count="2" meta:cell-count="1229" meta:object-count="0"/>
  </office:meta>
</office:document-meta>
</file>